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3];&quot;, &quot;;[.B73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6];&quot;, &quot;;[.B106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Iena Gigante, Sfida 1 (200 PX)\\" calcext:value-type="string">
            <text:p>Ien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1];&quot;, &quot;;[.B131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2];&quot;, &quot;;[.B132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5];&quot;, &quot;;[.B175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6];&quot;, &quot;;[.B176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7];&quot;, &quot;;[.B197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8];&quot;, &quot;;[.B198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9];&quot;, &quot;;[.B199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1];&quot;, &quot;;[.B211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2];&quot;, &quot;;[.B212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3];&quot;, &quot;;[.B213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4];&quot;, &quot;;[.B214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5];&quot;, &quot;;[.B215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3];&quot;, &quot;;[.B233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4];&quot;, &quot;;[.B234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5];&quot;, &quot;;[.B235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6];&quot;, &quot;;[.B236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7];&quot;, &quot;;[.B237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4];&quot;, &quot;;[.B244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5];&quot;, &quot;;[.B245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6];&quot;, &quot;;[.B246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7];&quot;, &quot;;[.B247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8];&quot;, &quot;;[.B248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0];&quot;, &quot;;[.B250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1];&quot;, &quot;;[.B251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2];&quot;, &quot;;[.B252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3];&quot;, &quot;;[.B253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4];&quot;, &quot;;[.B254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0];&quot;, &quot;;[.B260])" office:value-type="string" office:string-value="Divora Cervelli, Sfida 9 (3.900 PX)\\" calcext:value-type="string">
            <text:p>Divora Cervelli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1];&quot;, &quot;;[.B261])" office:value-type="string" office:string-value="Elementale dell'Acqua Maggiore, Sfida 9 (3.900 PX)\\" calcext:value-type="string">
            <text:p>Elementale dell'Acqua Maggiore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2];&quot;, &quot;;[.B262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3];&quot;, &quot;;[.B263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4];&quot;, &quot;;[.B264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0];&quot;, &quot;;[.B270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1];&quot;, &quot;;[.B271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2];&quot;, &quot;;[.B272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3];&quot;, &quot;;[.B273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4];&quot;, &quot;;[.B274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G.E.C., Sfida 10 (5900 PX)\\" calcext:value-type="string">
            <text:p>G.E.C., Sfida 10 (5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7];&quot;, &quot;;[.B277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8];&quot;, &quot;;[.B278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9];&quot;, &quot;;[.B279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0];&quot;, &quot;;[.B280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1];&quot;, &quot;;[.B281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3];&quot;, &quot;;[.B283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4];&quot;, &quot;;[.B284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5];&quot;, &quot;;[.B285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6];&quot;, &quot;;[.B286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7];&quot;, &quot;;[.B287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8];&quot;, &quot;;[.B288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9];&quot;, &quot;;[.B289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0];&quot;, &quot;;[.B290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2];&quot;, &quot;;[.B292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3];&quot;, &quot;;[.B293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4];&quot;, &quot;;[.B294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5];&quot;, &quot;;[.B295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6];&quot;, &quot;;[.B296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7];&quot;, &quot;;[.B297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8];&quot;, &quot;;[.B298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299];&quot;, &quot;;[.B299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0];&quot;, &quot;;[.B300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1];&quot;, &quot;;[.B301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2];&quot;, &quot;;[.B302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3];&quot;, &quot;;[.B303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4];&quot;, &quot;;[.B304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5];&quot;, &quot;;[.B305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6];&quot;, &quot;;[.B306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7];&quot;, &quot;;[.B307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8];&quot;, &quot;;[.B308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09];&quot;, &quot;;[.B309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0];&quot;, &quot;;[.B310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1];&quot;, &quot;;[.B311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2];&quot;, &quot;;[.B312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3];&quot;, &quot;;[.B313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4];&quot;, &quot;;[.B314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5];&quot;, &quot;;[.B315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6];&quot;, &quot;;[.B316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7];&quot;, &quot;;[.B317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18];&quot;, &quot;;[.B318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19];&quot;, &quot;;[.B319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0];&quot;, &quot;;[.B320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1];&quot;, &quot;;[.B321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2];&quot;, &quot;;[.B322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3];&quot;, &quot;;[.B323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4];&quot;, &quot;;[.B324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5];&quot;, &quot;;[.B325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6];&quot;, &quot;;[.B326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7];&quot;, &quot;;[.B327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28];&quot;, &quot;;[.B328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29];&quot;, &quot;;[.B329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Foglio1.A1:Foglio1.C3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6-26T11:03:06.080158811</dc:date>
    <meta:editing-duration>PT32M25S</meta:editing-duration>
    <meta:editing-cycles>8</meta:editing-cycles>
    <meta:generator>LibreOffice/7.3.4.2$Linux_X86_64 LibreOffice_project/30$Build-2</meta:generator>
    <meta:document-statistic meta:table-count="1" meta:cell-count="1316" meta:object-count="0"/>
  </office:meta>
</office:document-meta>
</file>